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Palatino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Heading_20_3">
      <style:text-properties style:text-underline-style="none"/>
    </style:style>
    <style:style style:name="P5" style:family="paragraph" style:parent-style-name="Heading_20_3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background-color="#ffff00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background-color="#ffff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333333" style:font-name="Georgia" fo:font-size="10.5pt" fo:letter-spacing="normal" fo:font-style="normal"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lase 1</text:h>
      <text:p text:style-name="Standard"/>
      <text:h text:style-name="Heading_20_3" text:outline-level="3">Definición de ingeniería de software:</text:h>
      <text:p text:style-name="Text_20_body"><text:tab/>-aplicación disciplinada de principios de ingeniería, ciencia y matemática, métodos</text:p>
      <text:p text:style-name="Text_20_body">y herramientas a la producción económica de software.[Humphrey]</text:p>
      <text:p text:style-name="Standard"/>
      <text:h text:style-name="Heading_20_3" text:outline-level="3">Calidad del software:</text:h>
      <text:p text:style-name="Text_20_body"><text:tab/>-es un conjunto de características de un producto que satisfacen las necesidades de</text:p>
      <text:p text:style-name="Text_20_body">los clientes y, en consecuencia, hacen satisfactorio el producto</text:p>
      <text:p text:style-name="Text_20_body"><text:tab/>-consiste en no tener deficiencias en el producto o en el proceso</text:p>
      <text:p text:style-name="Standard"/>
      <text:h text:style-name="Heading_20_3" text:outline-level="3">Calidad e ingenieria de software (SUPER IMPORTANTE)</text:h>
      <text:p text:style-name="Text_20_body"><text:tab/>-la ingenieria de software, como disciplina tecnológica y gerencial, busca aplicar</text:p>
      <text:p text:style-name="Text_20_body">ciertas practicas a la produccion de software, con el objetivo de lograr la calidad</text:p>
      <text:p text:style-name="Standard"/>
      <text:h text:style-name="Heading_20_3" text:outline-level="3"><text:span text:style-name="T4">Ciclos</text:span> de vida de software:</text:h>
      <text:p text:style-name="Text_20_body"><text:tab/>Scram</text:p>
      <text:p text:style-name="Text_20_body"><text:tab/>Cascada</text:p>
      <text:p text:style-name="Text_20_body"><text:tab/>Incremental</text:p>
      <text:p text:style-name="Text_20_body"><text:tab/>Evolutivo</text:p>
      <text:p text:style-name="Standard"/>
      <text:h text:style-name="Heading_20_2" text:outline-level="2">Clase 2</text:h>
      <text:p text:style-name="Text_20_body"/>
      <text:p text:style-name="Text_20_body">Áreas de la ingeniería de software</text:p>
      <text:p text:style-name="Text_20_body">analisis: que se va a hacer</text:p>
      <text:p text:style-name="Text_20_body">diseño: como se va a hacer</text:p>
      <text:p text:style-name="Text_20_body"/>
      <text:p text:style-name="Text_20_body">caracteristicas de calidad del software</text:p>
      <text:p text:style-name="Text_20_body"/>
      <text:p text:style-name="Text_20_body">niveles de requerimientos del software</text:p>
      <text:p text:style-name="Text_20_body"/>
      <text:h text:style-name="Heading_20_2" text:outline-level="2"><text:soft-page-break/>Clase 3</text:h>
      <text:p text:style-name="Text_20_body"/>
      <text:h text:style-name="Heading_20_3" text:outline-level="3">Niveles de requerimientos:</text:h>
      <text:p text:style-name="Text_20_body"/>
      <text:p text:style-name="Text_20_body"><text:tab/><text:span text:style-name="T8">Negocio:</text:span> requerimiento de nivel de negocio hace referencia a la fase mas alta de los requerimientos de las necesidades.</text:p>
      <text:p text:style-name="Text_20_body"/>
      <text:p text:style-name="Text_20_body"><text:tab/><text:span text:style-name="T5">Usuario:</text:span> requerimientos de usuarios es el requerimiento medio, especifican las tarea o atributos que necesitan los usuarios.</text:p>
      <text:p text:style-name="Text_20_body"/>
      <text:p text:style-name="Text_20_body"><text:tab/>Sistema: son las funcionalidades, restricciones y registros que desea el usuario.</text:p>
      <text:p text:style-name="Text_20_body"/>
      <text:h text:style-name="Heading_20_3" text:outline-level="3">Dos tipos de requerimientos:</text:h>
      <text:p text:style-name="Text_20_body"/>
      <text:p text:style-name="Text_20_body"><text:tab/><text:span text:style-name="T8">Funcionales: </text:span>es todo lo que el sistema le va a proveer al cliente.</text:p>
      <text:p text:style-name="Text_20_body"><text:line-break/><text:tab/><text:span text:style-name="T8">No funcionales: </text:span>son cosas que el usuario no te pide pero terminas haciendo. </text:p>
      <text:p text:style-name="Text_20_body"><text:tab/>Ejemplos: requerimientos de hardware, lenguajes de la aplicación, que sistemas operativos va a correr, <text:span text:style-name="T1">características de calidad</text:span>, <text:span text:style-name="T2">reglas del negocio</text:span>,etc.</text:p>
      <text:p text:style-name="Text_20_body"><text:tab/>mas ejemplos: el sistema debe correr en window 98, el sistema debe ser fácil de aprender,</text:p>
      <text:p text:style-name="Text_20_body">el sistema debe estar desarrollado en <text:span text:style-name="T4">C++, el sistema debe encristalar los datos.</text:span></text:p>
      <text:p text:style-name="P2"/>
      <text:h text:style-name="P4" text:outline-level="3">Características de calidad</text:h>
      <text:p text:style-name="P2"/>
      <text:p text:style-name="P2">Características de debe poseer el software para ser de calidad.</text:p>
      <text:p text:style-name="P2"/>
      <text:p text:style-name="P2"><text:tab/>Funcionalidad: grado en el que el software cumple la función cliente.</text:p>
      <text:p text:style-name="P2"><text:tab/>Confiabilidad: grado en el que el software no tira errores y hace correctamente su trabajo.</text:p>
      <text:p text:style-name="P2"><text:tab/>Usabilidad: grado en el que el software es fácil de usar.</text:p>
      <text:p text:style-name="P2"><text:tab/>Eficiencia: que tan rápido es, y cuanto recurso utiliza.</text:p>
      <text:p text:style-name="P2"><text:tab/>Mantenibilidad: es estable y es fácil de mantener (hacer un cambio).</text:p>
      <text:p text:style-name="P2"><text:tab/>Portabilidad: fácil de reemplazar y adaptable.</text:p>
      <text:h text:style-name="P4" text:outline-level="3">Características de los requerimientos</text:h>
      <text:p text:style-name="P2"/>
      <text:p text:style-name="Text_20_body"><text:soft-page-break/><text:span text:style-name="T4">*No ambigüedad: e</text:span><text:span text:style-name="T9">l texto debe ser claro, preciso y tener una única interpretación posible.</text:span><text:span text:style-name="T4"> </text:span></text:p>
      <text:p text:style-name="P2">*Conciso: deben redactarse en un lenguaje comprensivo para los inversores, directivos para los que se les hace el desarrollo.</text:p>
      <text:p text:style-name="P2">*Alcanzable: que se puede terminar en el tiempo propuso.</text:p>
      <text:p text:style-name="P2">*Completitud: los requerimientos deben tener toda la información para ser cumplido.</text:p>
      <text:p text:style-name="P2">*Consistencia: ningún requerimiento de contradiga con otro requerimiento.</text:p>
      <text:p text:style-name="P2">*Verificabilidad: es fácil de comprobar si el objetivo se cumple.</text:p>
      <text:p text:style-name="P2"/>
      <text:h text:style-name="P4" text:outline-level="3">Proceso de la ingeniería de los requerimientos</text:h>
      <text:p text:style-name="P2"/>
      <text:p text:style-name="Text_20_body"><text:span text:style-name="T5">Felicitación</text:span><text:span text:style-name="T4">: son las actividad que inician el flujo para llegar a crear los requerimientos.</text:span></text:p>
      <text:p text:style-name="Text_20_body"><text:span text:style-name="T5">Análisis:</text:span><text:span text:style-name="T4"> es modelar el dominio del problema (dominio del problema: definir hasta donde vamos a cubrir las actividades del cliente), priorizar los requerimientos.</text:span></text:p>
      <text:p text:style-name="P1"><text:span text:style-name="T4">Especificación: </text:span><text:span text:style-name="T6">es agarrar la lluvia de ideas y especificarlas en la documentación.</text:span></text:p>
      <text:p text:style-name="P1"><text:span text:style-name="T4">Verificación y validación: </text:span><text:span text:style-name="T6">la </text:span><text:span text:style-name="T2">validación</text:span><text:span text:style-name="T6"> es definir con el usuario con el sistema a usar es el correcto a usar, </text:span><text:span text:style-name="T2">verificación</text:span><text:span text:style-name="T6">: a lo largo del desarrollo del sistema del producto se valla verificando que se hagan las cosas.</text:span></text:p>
      <text:p text:style-name="P3"/>
      <text:h text:style-name="P5" text:outline-level="3">Técnicas de requerimiento</text:h>
      <text:p text:style-name="P3"><text:tab/>Técnicas de elicitacion</text:p>
      <text:p text:style-name="P3"><text:tab/>Entrevistas</text:p>
      <text:p text:style-name="P3"><text:tab/>Observación</text:p>
      <text:p text:style-name="P3"><text:tab/>Análisis de documentos</text:p>
      <text:p text:style-name="P3"><text:tab/>Tormentas de ideas</text:p>
      <text:p text:style-name="P3"><text:tab/>JAD (Desarrollo de conjunto de la aplicación)</text:p>
      <text:p text:style-name="P3"><text:tab/>Ingeniería reversa</text:p>
      <text:p text:style-name="P3"/>
      <text:h text:style-name="Heading_20_2" text:outline-level="2">clase 4 25-09</text:h>
      <text:h text:style-name="Heading_20_3" text:outline-level="3">Gestión de configuración del software</text:h>
      <text:p text:style-name="Text_20_body"><text:span text:style-name="T8">SCM:</text:span> Gestionar y mantener los cambios que se desarrollan a lo largo del ciclo de vida y al final para minimizar los errores.</text:p>
      <text:p text:style-name="Text_20_body"><text:span text:style-name="T8">Ítem de configuración</text:span>: un ci es cualquier documento o artefacto que forma parte del software, factible de ser desarrollado y evaluado independientemente. Por lo tanto, un elemento autónomo para cada proceso de SCM.</text:p>
      <text:p text:style-name="Text_20_body"><text:span text:style-name="T8">Actividades del proceso de SCM</text:span>: las actividades de SCM pueden resumirse en cuatro</text:p>
      <text:p text:style-name="Text_20_body"><text:soft-page-break/><text:span text:style-name="T8">*Selección de Cis</text:span>: para facilitar el control de cambios , el software es dividido en CIs, Esta división debe realizarse, según criterios preestablecidos, durante la fase de planificación. En esta fase deben seleccionarse los Cis y los baselines que forman parte del proyecto.</text:p>
      <text:p text:style-name="Text_20_body">*<text:span text:style-name="T8">Designación del ítems de configuración</text:span>: luego, es necesario asignar un identificador único a cada ci del software fon el objetivo de facilitar el monitorio y el reporte sobre el estado de la configuración. Por general, se emplea un mecanismo de asignación basado en los conceptos de release,versión y edición.</text:p>
      <text:p text:style-name="Text_20_body"><text:span text:style-name="T8">*Descripción de los ítems de configuración</text:span>: los documentos que describen las características funcionales y físicas de cada ci debe forma parte de el, pues sobre esta base se verificara su completitud en las auditorias de configuración.</text:p>
      <text:p text:style-name="Text_20_body"><text:span text:style-name="T8">*El control de cambios(Configuration Control,CC)</text:span>: es un proceso sistemático para evaluar, coordinar y decidir sobre los cambios propuestos, así como también, para monitorear la implantación e incorporación de aquellas modificaciones aprobadas a los baselines y la documentación asociada. Este proceso cuenta con los siguientes pasos:</text:p>
      <text:p text:style-name="Text_20_body"><text:tab/>-Proponer cambios <text:tab/>(Cliente)</text:p>
      <text:p text:style-name="Text_20_body"><text:tab/>-Evaluar los cambios propuestos<text:tab/>(Desarrollador)</text:p>
      <text:p text:style-name="Text_20_body"><text:tab/>-Aprobar/rechazar los cambios propuestos<text:tab/>(Cliente)</text:p>
      <text:p text:style-name="Text_20_body"><text:tab/><text:span text:style-name="T4">-Implementar</text:span> los cambios aprobados.<text:tab/>(Desarrollador)</text:p>
      <text:p text:style-name="Text_20_body"><text:span text:style-name="T8">Informes del estado de la configuración: </text:span>El informe o contabilidad del estado de la configuración es el registro y seguimiento de los resultados de las actividades de SCM. Su responsabilidad es mantener información sobre la identificación de configuración actual y sobre el estado de los cambios propuestos, de la implementación de los cambios aprobados y de los productos entregados.</text:p>
      <text:p text:style-name="Text_20_body"><text:span text:style-name="T8">Auditorias de la configuración:</text:span> La identificación y el CC ayudan a incorporar orden al desarrollo y la mantención del software. Mas el éxito de SCM depende de asegurarse que los cambios hayan sido implementados correctamente.</text:p>
      <text:p text:style-name="Text_20_body">Para ello son de vital importancia las auditorias, pues ellas establecen que el producto haya sido construido de acuerdo a los requerimientos y que el software esta realmente representado por la documentación que la acompaña.</text:p>
      <text:h text:style-name="Heading_20_2" text:outline-level="2">Clase 5 02-10</text:h>
      <text:p text:style-name="Text_20_body">Parcial 1: 16/10 3 horas </text:p>
      <text:p text:style-name="Text_20_body">Temas:</text:p>
      <text:p text:style-name="Text_20_body"><text:tab/>*Tipos de requerimientos(funcionales y no funcionales), ejemplos.</text:p>
      <text:p text:style-name="Text_20_body"><text:tab/><text:span text:style-name="T7">*Características de calidad de software (importante), escalabilidad matenivilidad usabilidad, etc.</text:span></text:p>
      <text:p text:style-name="Text_20_body"><text:tab/>*Niveles de requerimientos funcionales: negocio, usuario y funcionales.</text:p>
      <text:p text:style-name="Text_20_body"><text:tab/>*Definición de ingeniería de software.</text:p>
      <text:p text:style-name="Text_20_body"><text:tab/><text:span text:style-name="T7">*Ciclo de vida del software, scram cascada iterativo evolutivo.</text:span></text:p>
      <text:p text:style-name="Text_20_body"><text:tab/><text:span text:style-name="T4">*Herramientas</text:span> de gestión de proyectos.</text:p>
      <text:p text:style-name="Text_20_body">5 preguntas</text:p>
      <text:h text:style-name="Heading_20_3" text:outline-level="3"><text:soft-page-break/>Gestión de proyectos</text:h>
      <text:p text:style-name="Text_20_body">El proyecto tiene un final: o cumple sus objetivos, se cancela ante la certeza de que no lograra cumplirlos. No depende de la dur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Palatino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42cm" fo:margin-bottom="0.3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3cm" fo:margin-right="0cm" fo:margin-top="0.42cm" fo:margin-bottom="0.3cm" fo:text-align="start" style:justify-single-word="false" fo:text-indent="-0.76cm" style:auto-text-indent="false">
        <style:tab-stops/>
      </style:paragraph-properties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Aguirre de Leon</meta:initial-creator>
    <meta:creation-date>2018-08-28T19:50:56.82</meta:creation-date>
    <dc:date>2018-10-02T22:18:40.77</dc:date>
    <dc:creator>Mauro Aguirre de Leon</dc:creator>
    <meta:editing-duration>PT6H59M43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5" meta:paragraph-count="89" meta:word-count="1011" meta:character-count="6756"/>
  </office:meta>
</office:document-meta>
</file>